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846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2">
          <table:table-cell table:number-columns-repeated="2"/>
          <table:table-cell office:value-type="string">
            <text:p>prsm(k=0.01)</text:p>
          </table:table-cell>
          <table:table-cell office:value-type="string">
            <text:p>prsm(k=0.05)</text:p>
          </table:table-cell>
          <table:table-cell office:value-type="string">
            <text:p>sig test</text:p>
          </table:table-cell>
          <table:table-cell table:number-columns-repeated="12"/>
        </table:table-row>
        <table:table-row table:style-name="ro2">
          <table:table-cell office:value-type="string">
            <text:p>N=100</text:p>
          </table:table-cell>
          <table:table-cell office:value-type="string">
            <text:p>Run 1</text:p>
          </table:table-cell>
          <table:table-cell office:value-type="string">
            <text:p>X1, X2, X3, X9</text:p>
          </table:table-cell>
          <table:table-cell table:number-columns-repeated="2" office:value-type="string">
            <text:p>X1, X2, X3</text:p>
          </table:table-cell>
          <table:table-cell/>
          <table:table-cell office:value-type="string">
            <text:p>M = 1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prsm(k=0.01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3" office:value-type="string">
            <text:p>X1, X2, X3</text:p>
          </table:table-cell>
          <table:table-cell table:number-columns-repeated="2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table:number-columns-repeated="6"/>
          <table:table-cell office:value-type="string">
            <text:p>N = 100</text:p>
          </table:table-cell>
          <table:table-cell table:number-columns-repeated="3"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N=1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office:value-type="float" office:value="0.08">
            <text:p>0.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N = 1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N = 10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N=10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M = 1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prsm(k=0.05)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office:value-type="string">
            <text:p>N=100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N = 100</text:p>
          </table:table-cell>
          <table:table-cell table:number-columns-repeated="2"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N = 1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string">
            <text:p>N = 10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M = 10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Sig Test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table:number-columns-repeated="6"/>
          <table:table-cell office:value-type="string">
            <text:p>N = 100</text:p>
          </table:table-cell>
          <table:table-cell table:number-columns-repeated="3"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6"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6"/>
          <table:table-cell office:value-type="string">
            <text:p>N = 10000</text:p>
          </table:table-cell>
          <table:table-cell table:number-columns-repeated="4"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table:number-columns-repeated="6"/>
          <table:table-cell office:value-type="string">
            <text:p>N = 100000</text:p>
          </table:table-cell>
          <table:table-cell table:number-columns-repeated="4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9:09:49.28</meta:creation-date>
    <dc:date>2014-03-09T19:40:54.86</dc:date>
    <meta:editing-duration>PT13M4S</meta:editing-duration>
    <meta:editing-cycles>2</meta:editing-cycles>
    <meta:generator>LibreOffice/3.5$Windows_x86 LibreOffice_project/7122e39-92ed229-498d286-15e43b4-d70da21</meta:generator>
    <meta:document-statistic meta:table-count="3" meta:cell-count="223" meta:object-count="0"/>
  </office:meta>
</office:document-meta>
</file>